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44c4" officeooo:paragraph-rsid="000d44c4"/>
    </style:style>
    <style:style style:name="P2" style:family="paragraph" style:parent-style-name="Standard" style:list-style-name="L3">
      <style:text-properties style:text-underline-style="solid" style:text-underline-width="auto" style:text-underline-color="font-color" fo:font-weight="bold" officeooo:paragraph-rsid="000d44c4" style:font-weight-asian="bold" style:font-weight-complex="bold"/>
    </style:style>
    <style:style style:name="P3" style:family="paragraph" style:parent-style-name="Standard" style:list-style-name="L1">
      <style:text-properties style:text-underline-style="solid" style:text-underline-width="auto" style:text-underline-color="font-color" fo:font-weight="bold" officeooo:paragraph-rsid="000d44c4" style:font-weight-asian="bold" style:font-weight-complex="bold"/>
    </style:style>
    <style:style style:name="P4" style:family="paragraph" style:parent-style-name="Standard" style:list-style-name="L4">
      <style:text-properties officeooo:paragraph-rsid="000d44c4"/>
    </style:style>
    <style:style style:name="P5" style:family="paragraph" style:parent-style-name="Standard">
      <style:text-properties officeooo:paragraph-rsid="000d4c5a"/>
    </style:style>
    <style:style style:name="P6" style:family="paragraph" style:parent-style-name="Standard" style:list-style-name="L5">
      <style:text-properties officeooo:paragraph-rsid="000d4c5a"/>
    </style:style>
    <style:style style:name="P7" style:family="paragraph" style:parent-style-name="Standard">
      <style:text-properties officeooo:rsid="000d4c5a" officeooo:paragraph-rsid="000d4c5a"/>
    </style:style>
    <style:style style:name="T1" style:family="text">
      <style:text-properties officeooo:rsid="000d44c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erif1" officeooo:rsid="000d4c5a" style:font-name-asian="Liberation Serif1" style:font-name-complex="Liberation Serif1"/>
    </style:style>
    <style:style style:name="T4" style:family="text">
      <style:text-properties style:text-underline-style="solid" style:text-underline-width="auto" style:text-underline-color="font-color" fo:font-weight="bold" officeooo:rsid="000d44c4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2 Aufgabe 1b</text:p>
      <text:p text:style-name="P1"/>
      <text:list xml:id="list1237149042400065843" text:style-name="L4">
        <text:list-item>
          <text:p text:style-name="P4"><text:span text:style-name="T4">Was enthalten die folgenden Shell-Variablen ?</text:span></text:p>
        </text:list-item>
      </text:list>
      <text:p text:style-name="P1"/>
      <text:p text:style-name="P1">HOME : Enthält das Homeverzeichnis des Benutzers</text:p>
      <text:p text:style-name="P1">UID : Enthält die nummerische ID des Benutzers</text:p>
      <text:p text:style-name="P1">USER : Enthält den Benutzernamen</text:p>
      <text:p text:style-name="P1">PATH : Enthält den Suchpfad der Kommandos</text:p>
      <text:p text:style-name="P1"/>
      <text:list xml:id="list4082599038545867972" text:style-name="L3">
        <text:list-item>
          <text:p text:style-name="P2"><text:span text:style-name="T1">-Was bewirkt der Befehl „cd~“ ? Gibt es eine einfachere Alternative ?</text:span></text:p>
        </text:list-item>
      </text:list>
      <text:p text:style-name="P1"/>
      <text:p text:style-name="P1">cd~ : Das aktuelle Verzeichnis wird auf HOME gewechselt. Eine Alternative wäre cd ohne ~</text:p>
      <text:p text:style-name="P1"/>
      <text:list xml:id="list9102018383730023552" text:style-name="L1">
        <text:list-item>
          <text:p text:style-name="P3"><text:span text:style-name="T1">Was für eine Funktion haben die folgenden Tastatur – Eingaben ?</text:span></text:p>
        </text:list-item>
      </text:list>
      <text:p text:style-name="P1"/>
      <text:p text:style-name="P1"><text:tab/>TAB : Nach Eingabe eines Buchstabens, werden mögliche Befehle ergänzt</text:p>
      <text:p text:style-name="P1"><text:tab/> <text:span text:style-name="T3">↑</text:span>: Geht die Befehle nach oben durch</text:p>
      <text:p text:style-name="P5"><text:span text:style-name="T1"><text:tab/> </text:span><text:span text:style-name="T3">↓</text:span><text:span text:style-name="T1">: Geht die Befehle nach unten durch</text:span></text:p>
      <text:p text:style-name="P5"/>
      <text:list xml:id="list5879125263008784339" text:style-name="L5">
        <text:list-item>
          <text:p text:style-name="P6"><text:span text:style-name="T1">W</text:span><text:span text:style-name="T4">orin unterscheidet sich die Verwendung der Datei .profile von derjenigen der Datei .bashrc im Verzeichnis $HOME ?</text:span></text:p>
        </text:list-item>
      </text:list>
      <text:p text:style-name="P1"/>
      <text:p text:style-name="P1">Der Unterschied liegt darin, dass die <text:span text:style-name="T2">bashrc </text:span>bei jedem Starten einer interaktiven Shell wie einem Terminal ausgeführt wird und die .<text:span text:style-name="T2">profile </text:span>ausschließlich beim Starten einer Login-Shell.</text:p>
      <text:p text:style-name="P1"/>
      <text:p text:style-name="P1"/>
      <text:p text:style-name="P7">Aufgabe 2)</text:p>
      <text:p text:style-name="P7"/>
      <text:p text:style-name="P7">a) Datei:</text:p>
      <text:p text:style-name="P7">#Erstellt eine detaillierte Ausgabe aller Prozesse und sucht in allen Dateien nach dem Argument</text:p>
      <text:p text:style-name="P7"/>
      <text:p text:style-name="P7">ps -ef <text:s/>| grep $1</text:p>
      <text:p text:style-name="P7"/>
      <text:p text:style-name="P7">In der Konsole : bash pf [String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2:28:55.841256755</meta:creation-date>
    <dc:date>2017-05-24T15:44:24.416477236</dc:date>
    <meta:editing-duration>PT2H54M1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75" meta:character-count="1063" meta:non-whitespace-character-count="904"/>
  </office:meta>
</office:document-meta>
</file>